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_20_Spacing">
      <style:paragraph-properties fo:margin-left="0.25in" fo:margin-right="0in" fo:text-indent="0in" style:auto-text-indent="false"/>
    </style:style>
    <style:style style:name="P2" style:family="paragraph" style:parent-style-name="No_20_Spacing" style:master-page-name="Standard">
      <style:paragraph-properties fo:margin-left="0in" fo:margin-right="0in" fo:text-indent="0in" style:auto-text-indent="false" style:page-number="auto"/>
    </style:style>
    <style:style style:name="P3" style:family="paragraph" style:parent-style-name="No_20_Spacing" style:list-style-name="WWNum1"/>
    <style:style style:name="P4" style:family="paragraph" style:parent-style-name="No_20_Spacing" style:list-style-name="WWNum1">
      <style:text-properties officeooo:rsid="0017fff8" officeooo:paragraph-rsid="0017fff8"/>
    </style:style>
    <style:style style:name="T1" style:family="text">
      <style:text-properties officeooo:rsid="0017ff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1">5</text:span></text:p>
      <text:p text:style-name="No_20_Spacing"/>
      <text:list xml:id="list236825743229811982" text:style-name="WWNum1">
        <text:list-item>
          <text:p text:style-name="P3">Understanding: Explain the weekly project in English, pseudocode, and drawings.</text:p>
          <text:list>
            <text:list-item>
              <text:p text:style-name="P4">Create two implementations of tictactoe. Both take input from the users who wish to play a game of tictactoe. The players will choose their position and the board will be updated to reflect this change.</text:p>
              <text:list>
                <text:list-item>
                  <text:p text:style-name="P4">One version is to use a single-dimensional array</text:p>
                </text:list-item>
                <text:list-item>
                  <text:p text:style-name="P4">the second version is to use a two-dimensional array</text:p>
                </text:list-item>
              </text:list>
            </text:list-item>
          </text:list>
        </text:list-item>
        <text:list-item>
          <text:p text:style-name="P3">Design: describe or draw out how the program should behave</text:p>
          <text:list>
            <text:list-item>
              <text:p text:style-name="P4">the easiest way to define this game was to use a struct to define all of the game data. Unfortunately, structs != objects, otherwise, the game would be represented by a class and object. Everything else is already explained in the understanding section.</text:p>
            </text:list-item>
          </text:list>
        </text:list-item>
        <text:list-item>
          <text:p text:style-name="P3">Testing: <text:span text:style-name="T1">one of my testing schemes was to test all possible winning scenarios manually. I would have done this with a testing suite, but I generally don’t use them and don’t have the skills or the time to use one especially for programs which require user input.</text:span></text:p>
          <text:list>
            <text:list-item>
              <text:p text:style-name="P4">All tests pass.</text:p>
            </text:list-item>
          </text:list>
        </text:list-item>
      </text:list>
      <text:p text:style-name="P1"/>
      <text:list xml:id="list215651123074642" text:continue-numbering="true" text:style-name="WWNum1">
        <text:list-item>
          <text:p text:style-name="P3">Reflection: now that you are done with your program (even if the program is not complete!) you should discuss the process. You should mention things like:</text:p>
          <text:list>
            <text:list-item>
              <text:p text:style-name="P4">come one. Is this question necessary at this point?</text:p>
            </text:list-item>
            <text:list-item>
              <text:p text:style-name="P4">Yup.</text:p>
            </text:list-item>
            <text:list-item>
              <text:p text:style-name="P4">There are always problems with implementation. In the case of C, it is ALWAYS the freaking SEGFAULTS!!!!!!!</text:p>
            </text:list-item>
            <text:list-item>
              <text:p text:style-name="P4">watch your arrays!!!!!!!</text:p>
            </text:list-item>
            <text:list-item>
              <text:p text:style-name="P4">Always watch your back, or C WILL shoot you in the foot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, Kevin</meta:initial-creator>
    <meta:editing-cycles>9</meta:editing-cycles>
    <meta:creation-date>2017-01-10T18:15:00</meta:creation-date>
    <dc:date>2017-02-25T21:56:50.493606331</dc:date>
    <meta:editing-duration>PT1H32M52S</meta:editing-duration>
    <meta:generator>LibreOffice/5.2.5.1$Linux_X86_64 LibreOffice_project/20m0$Build-1</meta:generator>
    <meta:document-statistic meta:table-count="0" meta:image-count="0" meta:object-count="0" meta:page-count="1" meta:paragraph-count="15" meta:word-count="249" meta:character-count="1429" meta:non-whitespace-character-count="1209"/>
    <meta:user-defined meta:name="AppVersion">14.0000</meta:user-defined>
    <meta:user-defined meta:name="Company">NuScale Pow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